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4pt"/>
    </style:style>
    <style:style style:name="co2" style:family="table-column">
      <style:table-column-properties fo:break-before="auto" style:column-width="69.14pt"/>
    </style:style>
    <style:style style:name="co3" style:family="table-column">
      <style:table-column-properties fo:break-before="auto" style:column-width="81.55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75.94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93.91pt"/>
    </style:style>
    <style:style style:name="co8" style:family="table-column">
      <style:table-column-properties fo:break-before="auto" style:column-width="96.94pt"/>
    </style:style>
    <style:style style:name="co9" style:family="table-column">
      <style:table-column-properties fo:break-before="auto" style:column-width="139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os_omp_1" table:style-name="ta1">
        <table:shapes>
          <draw:frame draw:z-index="0" draw:style-name="gr1" draw:text-style-name="P1" svg:width="576.14pt" svg:height="320.63pt" svg:x="109.39pt" svg:y="252.14pt">
            <loext:p draw:notify-on-update-of-ranges="tempos_omp_1.A3:tempos_omp_1.A17 tempos_omp_1.E1:tempos_omp_1.E1 tempos_omp_1.E3:tempos_omp_1.E17 tempos_omp_1.I1:tempos_omp_1.I1 tempos_omp_1.I3:tempos_omp_1.I17 tempos_omp_1.G1:tempos_omp_1.G1 tempos_omp_1.G3:tempos_omp_1.G17 tempos_omp_1.F1:tempos_omp_1.F1 tempos_omp_1.F3:tempos_omp_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empo serial</text:p>
          </table:table-cell>
          <table:table-cell office:value-type="string" calcext:value-type="string">
            <text:p>Tempo omp</text:p>
          </table:table-cell>
          <table:table-cell office:value-type="string" calcext:value-type="string">
            <text:p>Tempo pthreads</text:p>
          </table:table-cell>
          <table:table-cell office:value-type="string" calcext:value-type="string">
            <text:p>Aceleração omp</text:p>
          </table:table-cell>
          <table:table-cell office:value-type="string" calcext:value-type="string">
            <text:p>Aceleração pthreads</text:p>
          </table:table-cell>
          <table:table-cell office:value-type="string" calcext:value-type="string">
            <text:p>Aceleração Ideal</text:p>
          </table:table-cell>
          <table:table-cell office:value-type="string" calcext:value-type="string">
            <text:p>Tempo omp_guided</text:p>
          </table:table-cell>
          <table:table-cell office:value-type="string" calcext:value-type="string">
            <text:p>Aceleração omp_guided</text:p>
          </table:table-cell>
        </table:table-row>
        <table:table-row table:style-name="ro1">
          <table:table-cell/>
          <table:table-cell office:value-type="float" office:value="155.20105" calcext:value-type="float">
            <text:p>155.20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2.583" calcext:value-type="float">
            <text:p>112.583</text:p>
          </table:table-cell>
          <table:table-cell office:value-type="float" office:value="92.4334" calcext:value-type="float">
            <text:p>92.4334</text:p>
          </table:table-cell>
          <table:table-cell table:formula="of:=[.$B$2]/[.C3]" office:value-type="float" office:value="1.37854782693657" calcext:value-type="float">
            <text:p>1.3785478269</text:p>
          </table:table-cell>
          <table:table-cell table:formula="of:=[.$B$2]/[.D3]" office:value-type="float" office:value="1.67905811102913" calcext:value-type="float">
            <text:p>1.679058111</text:p>
          </table:table-cell>
          <table:table-cell office:value-type="float" office:value="2" calcext:value-type="float">
            <text:p>2</text:p>
          </table:table-cell>
          <table:table-cell office:value-type="float" office:value="99.7557" calcext:value-type="float">
            <text:p>99.7557</text:p>
          </table:table-cell>
          <table:table-cell table:formula="of:=[.B$2]/[.H3]" office:value-type="float" office:value="1.55581134712102" calcext:value-type="float">
            <text:p>1.5558113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1.8026" calcext:value-type="float">
            <text:p>81.8026</text:p>
          </table:table-cell>
          <table:table-cell office:value-type="float" office:value="72.8907" calcext:value-type="float">
            <text:p>72.8907</text:p>
          </table:table-cell>
          <table:table-cell table:formula="of:=[.B$2]/[.C4]" office:value-type="float" office:value="1.89726304542887" calcext:value-type="float">
            <text:p>1.8972630454</text:p>
          </table:table-cell>
          <table:table-cell table:formula="of:=[.$B$2]/[.D4]" office:value-type="float" office:value="2.12922979200364" calcext:value-type="float">
            <text:p>2.129229792</text:p>
          </table:table-cell>
          <table:table-cell office:value-type="float" office:value="3" calcext:value-type="float">
            <text:p>3</text:p>
          </table:table-cell>
          <table:table-cell office:value-type="float" office:value="80.0147" calcext:value-type="float">
            <text:p>80.0147</text:p>
          </table:table-cell>
          <table:table-cell table:formula="of:=[.B$2]/[.H4]" office:value-type="float" office:value="1.93965671307897" calcext:value-type="float">
            <text:p>1.9396567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8.6707" calcext:value-type="float">
            <text:p>78.6707</text:p>
          </table:table-cell>
          <table:table-cell office:value-type="float" office:value="63.1907" calcext:value-type="float">
            <text:p>63.1907</text:p>
          </table:table-cell>
          <table:table-cell table:formula="of:=[.B$2]/[.C5]" office:value-type="float" office:value="1.97279355592362" calcext:value-type="float">
            <text:p>1.9727935559</text:p>
          </table:table-cell>
          <table:table-cell table:formula="of:=[.$B$2]/[.D5]" office:value-type="float" office:value="2.45607423244243" calcext:value-type="float">
            <text:p>2.4560742324</text:p>
          </table:table-cell>
          <table:table-cell office:value-type="float" office:value="4" calcext:value-type="float">
            <text:p>4</text:p>
          </table:table-cell>
          <table:table-cell office:value-type="float" office:value="64.0613" calcext:value-type="float">
            <text:p>64.0613</text:p>
          </table:table-cell>
          <table:table-cell table:formula="of:=[.B$2]/[.H5]" office:value-type="float" office:value="2.42269591781622" calcext:value-type="float">
            <text:p>2.42269591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0.6016" calcext:value-type="float">
            <text:p>90.6016</text:p>
          </table:table-cell>
          <table:table-cell office:value-type="float" office:value="69.0089" calcext:value-type="float">
            <text:p>69.0089</text:p>
          </table:table-cell>
          <table:table-cell table:formula="of:=[.B$2]/[.C6]" office:value-type="float" office:value="1.7130056202098" calcext:value-type="float">
            <text:p>1.7130056202</text:p>
          </table:table-cell>
          <table:table-cell table:formula="of:=[.$B$2]/[.D6]" office:value-type="float" office:value="2.24900049124098" calcext:value-type="float">
            <text:p>2.2490004912</text:p>
          </table:table-cell>
          <table:table-cell office:value-type="float" office:value="5" calcext:value-type="float">
            <text:p>5</text:p>
          </table:table-cell>
          <table:table-cell office:value-type="float" office:value="77.9987" calcext:value-type="float">
            <text:p>77.9987</text:p>
          </table:table-cell>
          <table:table-cell table:formula="of:=[.B$2]/[.H6]" office:value-type="float" office:value="1.98979021445229" calcext:value-type="float">
            <text:p>1.98979021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2.5927" calcext:value-type="float">
            <text:p>82.5927</text:p>
          </table:table-cell>
          <table:table-cell office:value-type="float" office:value="64.1573" calcext:value-type="float">
            <text:p>64.1573</text:p>
          </table:table-cell>
          <table:table-cell table:formula="of:=[.B$2]/[.C7]" office:value-type="float" office:value="1.87911340832785" calcext:value-type="float">
            <text:p>1.8791134083</text:p>
          </table:table-cell>
          <table:table-cell table:formula="of:=[.$B$2]/[.D7]" office:value-type="float" office:value="2.4190707838391" calcext:value-type="float">
            <text:p>2.4190707838</text:p>
          </table:table-cell>
          <table:table-cell office:value-type="float" office:value="6" calcext:value-type="float">
            <text:p>6</text:p>
          </table:table-cell>
          <table:table-cell office:value-type="float" office:value="74.46" calcext:value-type="float">
            <text:p>74.46</text:p>
          </table:table-cell>
          <table:table-cell table:formula="of:=[.B$2]/[.H7]" office:value-type="float" office:value="2.08435468708031" calcext:value-type="float">
            <text:p>2.0843546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.3314" calcext:value-type="float">
            <text:p>77.3314</text:p>
          </table:table-cell>
          <table:table-cell office:value-type="float" office:value="64.3829" calcext:value-type="float">
            <text:p>64.3829</text:p>
          </table:table-cell>
          <table:table-cell table:formula="of:=[.B$2]/[.C8]" office:value-type="float" office:value="2.00696030331793" calcext:value-type="float">
            <text:p>2.0069603033</text:p>
          </table:table-cell>
          <table:table-cell table:formula="of:=[.$B$2]/[.D8]" office:value-type="float" office:value="2.41059427270284" calcext:value-type="float">
            <text:p>2.4105942727</text:p>
          </table:table-cell>
          <table:table-cell office:value-type="float" office:value="7" calcext:value-type="float">
            <text:p>7</text:p>
          </table:table-cell>
          <table:table-cell office:value-type="float" office:value="71.9773" calcext:value-type="float">
            <text:p>71.9773</text:p>
          </table:table-cell>
          <table:table-cell table:formula="of:=[.B$2]/[.H8]" office:value-type="float" office:value="2.15624995658353" calcext:value-type="float">
            <text:p>2.15624995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3.8504" calcext:value-type="float">
            <text:p>73.8504</text:p>
          </table:table-cell>
          <table:table-cell office:value-type="float" office:value="60.9504" calcext:value-type="float">
            <text:p>60.9504</text:p>
          </table:table-cell>
          <table:table-cell table:formula="of:=[.B$2]/[.C9]" office:value-type="float" office:value="2.10156004571404" calcext:value-type="float">
            <text:p>2.1015600457</text:p>
          </table:table-cell>
          <table:table-cell table:formula="of:=[.$B$2]/[.D9]" office:value-type="float" office:value="2.54634998293695" calcext:value-type="float">
            <text:p>2.5463499829</text:p>
          </table:table-cell>
          <table:table-cell office:value-type="float" office:value="8" calcext:value-type="float">
            <text:p>8</text:p>
          </table:table-cell>
          <table:table-cell office:value-type="float" office:value="68.904" calcext:value-type="float">
            <text:p>68.904</text:p>
          </table:table-cell>
          <table:table-cell table:formula="of:=[.B$2]/[.H9]" office:value-type="float" office:value="2.2524243875537" calcext:value-type="float">
            <text:p>2.2524243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6.801" calcext:value-type="float">
            <text:p>76.801</text:p>
          </table:table-cell>
          <table:table-cell office:value-type="float" office:value="67.534" calcext:value-type="float">
            <text:p>67.534</text:p>
          </table:table-cell>
          <table:table-cell table:formula="of:=[.B$2]/[.C10]" office:value-type="float" office:value="2.0208206924389" calcext:value-type="float">
            <text:p>2.0208206924</text:p>
          </table:table-cell>
          <table:table-cell table:formula="of:=[.$B$2]/[.D10]" office:value-type="float" office:value="2.29811724464714" calcext:value-type="float">
            <text:p>2.2981172446</text:p>
          </table:table-cell>
          <table:table-cell office:value-type="float" office:value="9" calcext:value-type="float">
            <text:p>9</text:p>
          </table:table-cell>
          <table:table-cell office:value-type="float" office:value="70.0063" calcext:value-type="float">
            <text:p>70.0063</text:p>
          </table:table-cell>
          <table:table-cell table:formula="of:=[.B$2]/[.H10]" office:value-type="float" office:value="2.21695833089308" calcext:value-type="float">
            <text:p>2.2169583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7.3993" calcext:value-type="float">
            <text:p>77.3993</text:p>
          </table:table-cell>
          <table:table-cell office:value-type="float" office:value="67.7109" calcext:value-type="float">
            <text:p>67.7109</text:p>
          </table:table-cell>
          <table:table-cell table:formula="of:=[.B$2]/[.C11]" office:value-type="float" office:value="2.00519965942844" calcext:value-type="float">
            <text:p>2.0051996594</text:p>
          </table:table-cell>
          <table:table-cell table:formula="of:=[.$B$2]/[.D11]" office:value-type="float" office:value="2.2921132343537" calcext:value-type="float">
            <text:p>2.2921132344</text:p>
          </table:table-cell>
          <table:table-cell office:value-type="float" office:value="10" calcext:value-type="float">
            <text:p>10</text:p>
          </table:table-cell>
          <table:table-cell office:value-type="float" office:value="72.0053" calcext:value-type="float">
            <text:p>72.0053</text:p>
          </table:table-cell>
          <table:table-cell table:formula="of:=[.B$2]/[.H11]" office:value-type="float" office:value="2.15541147665519" calcext:value-type="float">
            <text:p>2.15541147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5.9619" calcext:value-type="float">
            <text:p>75.9619</text:p>
          </table:table-cell>
          <table:table-cell office:value-type="float" office:value="66.3146" calcext:value-type="float">
            <text:p>66.3146</text:p>
          </table:table-cell>
          <table:table-cell table:formula="of:=[.B$2]/[.C12]" office:value-type="float" office:value="2.04314333896335" calcext:value-type="float">
            <text:p>2.043143339</text:p>
          </table:table-cell>
          <table:table-cell table:formula="of:=[.$B$2]/[.D12]" office:value-type="float" office:value="2.34037527181043" calcext:value-type="float">
            <text:p>2.3403752718</text:p>
          </table:table-cell>
          <table:table-cell office:value-type="float" office:value="11" calcext:value-type="float">
            <text:p>11</text:p>
          </table:table-cell>
          <table:table-cell office:value-type="float" office:value="70.0787" calcext:value-type="float">
            <text:p>70.0787</text:p>
          </table:table-cell>
          <table:table-cell table:formula="of:=[.B$2]/[.H12]" office:value-type="float" office:value="2.21466793761871" calcext:value-type="float">
            <text:p>2.2146679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5.6654" calcext:value-type="float">
            <text:p>75.6654</text:p>
          </table:table-cell>
          <table:table-cell office:value-type="float" office:value="67.9799" calcext:value-type="float">
            <text:p>67.9799</text:p>
          </table:table-cell>
          <table:table-cell table:formula="of:=[.B$2]/[.C13]" office:value-type="float" office:value="2.05114953466181" calcext:value-type="float">
            <text:p>2.0511495347</text:p>
          </table:table-cell>
          <table:table-cell table:formula="of:=[.$B$2]/[.D13]" office:value-type="float" office:value="2.28304322307035" calcext:value-type="float">
            <text:p>2.2830432231</text:p>
          </table:table-cell>
          <table:table-cell office:value-type="float" office:value="12" calcext:value-type="float">
            <text:p>12</text:p>
          </table:table-cell>
          <table:table-cell office:value-type="float" office:value="72.187" calcext:value-type="float">
            <text:p>72.187</text:p>
          </table:table-cell>
          <table:table-cell table:formula="of:=[.B$2]/[.H13]" office:value-type="float" office:value="2.1499861470902" calcext:value-type="float">
            <text:p>2.1499861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6.4763" calcext:value-type="float">
            <text:p>76.4763</text:p>
          </table:table-cell>
          <table:table-cell office:value-type="float" office:value="67.4361" calcext:value-type="float">
            <text:p>67.4361</text:p>
          </table:table-cell>
          <table:table-cell table:formula="of:=[.B$2]/[.C14]" office:value-type="float" office:value="2.02940061169277" calcext:value-type="float">
            <text:p>2.0294006117</text:p>
          </table:table-cell>
          <table:table-cell table:formula="of:=[.$B$2]/[.D14]" office:value-type="float" office:value="2.30145352415101" calcext:value-type="float">
            <text:p>2.3014535242</text:p>
          </table:table-cell>
          <table:table-cell office:value-type="float" office:value="13" calcext:value-type="float">
            <text:p>13</text:p>
          </table:table-cell>
          <table:table-cell office:value-type="float" office:value="72.028" calcext:value-type="float">
            <text:p>72.028</text:p>
          </table:table-cell>
          <table:table-cell table:formula="of:=[.B$2]/[.H14]" office:value-type="float" office:value="2.15473218748265" calcext:value-type="float">
            <text:p>2.1547321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5.3396" calcext:value-type="float">
            <text:p>75.3396</text:p>
          </table:table-cell>
          <table:table-cell office:value-type="float" office:value="66.8513" calcext:value-type="float">
            <text:p>66.8513</text:p>
          </table:table-cell>
          <table:table-cell table:formula="of:=[.B$2]/[.C15]" office:value-type="float" office:value="2.06001956474417" calcext:value-type="float">
            <text:p>2.0600195647</text:p>
          </table:table-cell>
          <table:table-cell table:formula="of:=[.$B$2]/[.D15]" office:value-type="float" office:value="2.32158611724828" calcext:value-type="float">
            <text:p>2.3215861172</text:p>
          </table:table-cell>
          <table:table-cell office:value-type="float" office:value="14" calcext:value-type="float">
            <text:p>14</text:p>
          </table:table-cell>
          <table:table-cell office:value-type="float" office:value="71.9003" calcext:value-type="float">
            <text:p>71.9003</text:p>
          </table:table-cell>
          <table:table-cell table:formula="of:=[.B$2]/[.H15]" office:value-type="float" office:value="2.15855914370316" calcext:value-type="float">
            <text:p>2.1585591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5.0704" calcext:value-type="float">
            <text:p>75.0704</text:p>
          </table:table-cell>
          <table:table-cell office:value-type="float" office:value="66.6283" calcext:value-type="float">
            <text:p>66.6283</text:p>
          </table:table-cell>
          <table:table-cell table:formula="of:=[.B$2]/[.C16]" office:value-type="float" office:value="2.06740672755174" calcext:value-type="float">
            <text:p>2.0674067276</text:p>
          </table:table-cell>
          <table:table-cell table:formula="of:=[.$B$2]/[.D16]" office:value-type="float" office:value="2.32935629454751" calcext:value-type="float">
            <text:p>2.329356294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formula="of:=[.B$2]/[.H16]" office:value-type="float" office:value="2.15557013888889" calcext:value-type="float">
            <text:p>2.15557013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5.0181" calcext:value-type="float">
            <text:p>75.0181</text:p>
          </table:table-cell>
          <table:table-cell office:value-type="float" office:value="66.0569" calcext:value-type="float">
            <text:p>66.0569</text:p>
          </table:table-cell>
          <table:table-cell table:formula="of:=[.B$2]/[.C17]" office:value-type="float" office:value="2.06884805133694" calcext:value-type="float">
            <text:p>2.0688480513</text:p>
          </table:table-cell>
          <table:table-cell table:formula="of:=[.$B$2]/[.D17]" office:value-type="float" office:value="2.34950550207473" calcext:value-type="float">
            <text:p>2.3495055021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[.B$2]/[.H17]" office:value-type="float" office:value="2.18593028169014" calcext:value-type="float">
            <text:p>2.1859302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2:55:51.52183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13:16:32.267759281</dc:date>
    <meta:editing-duration>PT14M17S</meta:editing-duration>
    <meta:editing-cycles>4</meta:editing-cycles>
    <meta:generator>LibreOffice/5.1.4.2$Linux_X86_64 LibreOffice_project/10m0$Build-2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.4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6cm" svg:height="11.312cm" xlink:href=".." xlink:type="simple" chart:class="chart:line" chart:column-mapping="0 3 2 1" chart:style-name="ch1">
        <chart:title svg:x="6.446cm" svg:y="0.361cm" chart:style-name="ch2">
          <text:p>Aceleração Eliminação Gaussiana</text:p>
        </chart:title>
        <chart:legend chart:legend-position="bottom" svg:x="1.744cm" svg:y="10.551cm" style:legend-expansion="wide" chart:style-name="ch3"/>
        <chart:plot-area chart:style-name="ch4" table:cell-range-address="tempos_omp_1.A3:tempos_omp_1.A17 tempos_omp_1.E1:tempos_omp_1.G1 tempos_omp_1.E3:tempos_omp_1.G17 tempos_omp_1.I1:tempos_omp_1.I1 tempos_omp_1.I3:tempos_omp_1.I17" chart:data-source-has-labels="both" svg:x="1.4cm" svg:y="1.372cm" svg:width="18.52cm" svg:height="7.989cm">
          <chartooo:coordinate-region svg:x="2.137cm" svg:y="1.56cm" svg:width="17.582cm" svg:height="7.176cm"/>
          <chart:axis chart:dimension="x" chart:name="primary-x" chart:style-name="ch5" chartooo:axis-type="auto">
            <chartooo:date-scale/>
            <chart:title svg:x="9.2cm" svg:y="9.588cm" chart:style-name="ch6">
              <text:p>Numero de Threads</text:p>
            </chart:title>
            <chart:categories table:cell-range-address="tempos_omp_1.A3:tempos_omp_1.A17"/>
            <chart:grid chart:style-name="ch7" chart:class="major"/>
          </chart:axis>
          <chart:axis chart:dimension="y" chart:name="primary-y" chart:style-name="ch8">
            <chart:title svg:x="0.451cm" svg:y="6.207cm" chart:style-name="ch9">
              <text:p>Aceleração</text:p>
            </chart:title>
            <chart:grid chart:style-name="ch7" chart:class="major"/>
          </chart:axis>
          <chart:series chart:style-name="ch10" chart:values-cell-range-address="tempos_omp_1.E3:tempos_omp_1.E17" chart:label-cell-address="tempos_omp_1.E1:tempos_omp_1.E1" chart:class="chart:line">
            <chart:data-point chart:repeated="15"/>
          </chart:series>
          <chart:series chart:style-name="ch11" chart:values-cell-range-address="tempos_omp_1.I3:tempos_omp_1.I17" chart:label-cell-address="tempos_omp_1.I1:tempos_omp_1.I1" chart:class="chart:line">
            <chart:data-point chart:repeated="15"/>
          </chart:series>
          <chart:series chart:style-name="ch12" chart:values-cell-range-address="tempos_omp_1.G3:tempos_omp_1.G17" chart:label-cell-address="tempos_omp_1.G1:tempos_omp_1.G1" chart:class="chart:line">
            <chart:data-point chart:repeated="15"/>
          </chart:series>
          <chart:series chart:style-name="ch13" chart:values-cell-range-address="tempos_omp_1.F3:tempos_omp_1.F17" chart:label-cell-address="tempos_omp_1.F1:tempos_omp_1.F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omp</text:p>
                <draw:g>
                  <svg:desc>tempos_omp_1.E1:tempos_omp_1.E1</svg:desc>
                </draw:g>
              </table:table-cell>
              <table:table-cell office:value-type="string">
                <text:p>Aceleração omp_guided</text:p>
                <draw:g>
                  <svg:desc>tempos_omp_1.I1:tempos_omp_1.I1</svg:desc>
                </draw:g>
              </table:table-cell>
              <table:table-cell office:value-type="string">
                <text:p>Aceleração Ideal</text:p>
                <draw:g>
                  <svg:desc>tempos_omp_1.G1:tempos_omp_1.G1</svg:desc>
                </draw:g>
              </table:table-cell>
              <table:table-cell office:value-type="string">
                <text:p>Aceleração pthreads</text:p>
                <draw:g>
                  <svg:desc>tempos_omp_1.F1:tempos_omp_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empos_omp_1.A3:tempos_omp_1.A17</svg:desc>
                </draw:g>
              </table:table-cell>
              <table:table-cell office:value-type="float" office:value="1.37854782693657">
                <text:p>1.37854782693657</text:p>
                <draw:g>
                  <svg:desc>tempos_omp_1.E3:tempos_omp_1.E17</svg:desc>
                </draw:g>
              </table:table-cell>
              <table:table-cell office:value-type="float" office:value="1.55581134712102">
                <text:p>1.55581134712102</text:p>
                <draw:g>
                  <svg:desc>tempos_omp_1.I3:tempos_omp_1.I17</svg:desc>
                </draw:g>
              </table:table-cell>
              <table:table-cell office:value-type="float" office:value="2">
                <text:p>2</text:p>
                <draw:g>
                  <svg:desc>tempos_omp_1.G3:tempos_omp_1.G17</svg:desc>
                </draw:g>
              </table:table-cell>
              <table:table-cell office:value-type="float" office:value="1.67905811102913">
                <text:p>1.67905811102913</text:p>
                <draw:g>
                  <svg:desc>tempos_omp_1.F3:tempos_omp_1.F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9726304542887">
                <text:p>1.89726304542887</text:p>
              </table:table-cell>
              <table:table-cell office:value-type="float" office:value="1.93965671307897">
                <text:p>1.93965671307897</text:p>
              </table:table-cell>
              <table:table-cell office:value-type="float" office:value="3">
                <text:p>3</text:p>
              </table:table-cell>
              <table:table-cell office:value-type="float" office:value="2.12922979200364">
                <text:p>2.129229792003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7279355592362">
                <text:p>1.97279355592362</text:p>
              </table:table-cell>
              <table:table-cell office:value-type="float" office:value="2.42269591781622">
                <text:p>2.42269591781622</text:p>
              </table:table-cell>
              <table:table-cell office:value-type="float" office:value="4">
                <text:p>4</text:p>
              </table:table-cell>
              <table:table-cell office:value-type="float" office:value="2.45607423244243">
                <text:p>2.45607423244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130056202098">
                <text:p>1.7130056202098</text:p>
              </table:table-cell>
              <table:table-cell office:value-type="float" office:value="1.98979021445229">
                <text:p>1.98979021445229</text:p>
              </table:table-cell>
              <table:table-cell office:value-type="float" office:value="5">
                <text:p>5</text:p>
              </table:table-cell>
              <table:table-cell office:value-type="float" office:value="2.24900049124098">
                <text:p>2.249000491240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7911340832785">
                <text:p>1.87911340832785</text:p>
              </table:table-cell>
              <table:table-cell office:value-type="float" office:value="2.08435468708031">
                <text:p>2.08435468708031</text:p>
              </table:table-cell>
              <table:table-cell office:value-type="float" office:value="6">
                <text:p>6</text:p>
              </table:table-cell>
              <table:table-cell office:value-type="float" office:value="2.4190707838391">
                <text:p>2.41907078383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0696030331793">
                <text:p>2.00696030331793</text:p>
              </table:table-cell>
              <table:table-cell office:value-type="float" office:value="2.15624995658353">
                <text:p>2.15624995658353</text:p>
              </table:table-cell>
              <table:table-cell office:value-type="float" office:value="7">
                <text:p>7</text:p>
              </table:table-cell>
              <table:table-cell office:value-type="float" office:value="2.41059427270284">
                <text:p>2.410594272702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0156004571404">
                <text:p>2.10156004571404</text:p>
              </table:table-cell>
              <table:table-cell office:value-type="float" office:value="2.2524243875537">
                <text:p>2.2524243875537</text:p>
              </table:table-cell>
              <table:table-cell office:value-type="float" office:value="8">
                <text:p>8</text:p>
              </table:table-cell>
              <table:table-cell office:value-type="float" office:value="2.54634998293695">
                <text:p>2.546349982936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208206924389">
                <text:p>2.0208206924389</text:p>
              </table:table-cell>
              <table:table-cell office:value-type="float" office:value="2.21695833089308">
                <text:p>2.21695833089308</text:p>
              </table:table-cell>
              <table:table-cell office:value-type="float" office:value="9">
                <text:p>9</text:p>
              </table:table-cell>
              <table:table-cell office:value-type="float" office:value="2.29811724464714">
                <text:p>2.29811724464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0519965942844">
                <text:p>2.00519965942844</text:p>
              </table:table-cell>
              <table:table-cell office:value-type="float" office:value="2.15541147665519">
                <text:p>2.15541147665519</text:p>
              </table:table-cell>
              <table:table-cell office:value-type="float" office:value="10">
                <text:p>10</text:p>
              </table:table-cell>
              <table:table-cell office:value-type="float" office:value="2.2921132343537">
                <text:p>2.29211323435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4314333896335">
                <text:p>2.04314333896335</text:p>
              </table:table-cell>
              <table:table-cell office:value-type="float" office:value="2.21466793761871">
                <text:p>2.21466793761871</text:p>
              </table:table-cell>
              <table:table-cell office:value-type="float" office:value="11">
                <text:p>11</text:p>
              </table:table-cell>
              <table:table-cell office:value-type="float" office:value="2.34037527181043">
                <text:p>2.340375271810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5114953466181">
                <text:p>2.05114953466181</text:p>
              </table:table-cell>
              <table:table-cell office:value-type="float" office:value="2.1499861470902">
                <text:p>2.1499861470902</text:p>
              </table:table-cell>
              <table:table-cell office:value-type="float" office:value="12">
                <text:p>12</text:p>
              </table:table-cell>
              <table:table-cell office:value-type="float" office:value="2.28304322307035">
                <text:p>2.283043223070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2940061169277">
                <text:p>2.02940061169277</text:p>
              </table:table-cell>
              <table:table-cell office:value-type="float" office:value="2.15473218748265">
                <text:p>2.15473218748265</text:p>
              </table:table-cell>
              <table:table-cell office:value-type="float" office:value="13">
                <text:p>13</text:p>
              </table:table-cell>
              <table:table-cell office:value-type="float" office:value="2.30145352415101">
                <text:p>2.301453524151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06001956474417">
                <text:p>2.06001956474417</text:p>
              </table:table-cell>
              <table:table-cell office:value-type="float" office:value="2.15855914370316">
                <text:p>2.15855914370316</text:p>
              </table:table-cell>
              <table:table-cell office:value-type="float" office:value="14">
                <text:p>14</text:p>
              </table:table-cell>
              <table:table-cell office:value-type="float" office:value="2.32158611724828">
                <text:p>2.321586117248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6740672755174">
                <text:p>2.06740672755174</text:p>
              </table:table-cell>
              <table:table-cell office:value-type="float" office:value="2.15557013888889">
                <text:p>2.15557013888889</text:p>
              </table:table-cell>
              <table:table-cell office:value-type="float" office:value="15">
                <text:p>15</text:p>
              </table:table-cell>
              <table:table-cell office:value-type="float" office:value="2.32935629454751">
                <text:p>2.329356294547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06884805133694">
                <text:p>2.06884805133694</text:p>
              </table:table-cell>
              <table:table-cell office:value-type="float" office:value="2.18593028169014">
                <text:p>2.18593028169014</text:p>
              </table:table-cell>
              <table:table-cell office:value-type="float" office:value="16">
                <text:p>16</text:p>
              </table:table-cell>
              <table:table-cell office:value-type="float" office:value="2.34950550207473">
                <text:p>2.34950550207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